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adornments="Bold" style:font-family-generic="roman" style:font-pitch="variable"/>
  </office:font-face-decls>
  <office:automatic-styles>
    <style:style style:name="co1" style:family="table-column">
      <style:table-column-properties fo:break-before="auto" style:column-width="43.1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style:style style:name="ce11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weight="bold" style:font-weight-asian="bold" style:font-weight-complex="bold"/>
      <style:map style:condition="is-true-formula(MOD(ROW([$podstawowe.$A2]);2) = 0 AND(NOT([$podstawowe.$B2]=&quot;&quot;)))" style:apply-style-name="Table" style:base-cell-address="podstawowe.A2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end" fo:margin-left="0mm"/>
      <style:map style:condition="is-true-formula(MOD(ROW([$podstawowe.$A2]);2) = 0 AND(NOT([$podstawowe.$B2]=&quot;&quot;)))" style:apply-style-name="Table" style:base-cell-address="podstawowe.A2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mm"/>
      <style:map style:condition="is-true-formula(MOD(ROW([$podstawowe.$A2]);2) = 0 AND(NOT([$podstawowe.$B2]=&quot;&quot;)))" style:apply-style-name="Table" style:base-cell-address="podstawowe.A2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map style:condition="is-true-formula(MOD(ROW([$podstawowe.$A2]);2) = 0 AND(NOT([$podstawowe.$B2]=&quot;&quot;)))" style:apply-style-name="Table" style:base-cell-address="podstawowe.A2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  <style:map style:condition="is-true-formula(MOD(ROW([$podstawowe.$A2]);2) = 0 AND(NOT([$podstawowe.$B2]=&quot;&quot;)))" style:apply-style-name="Table" style:base-cell-address="podstawowe.A2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start" fo:margin-left="3.53mm"/>
      <style:map style:condition="is-true-formula(MOD(ROW([$podstawowe.$A2]);2) = 0 AND(NOT([$podstawowe.$B2]=&quot;&quot;)))" style:apply-style-name="Table" style:base-cell-address="podstawowe.A2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3.53mm"/>
      <style:map style:condition="is-true-formula(MOD(ROW([$podstawowe.$A2]);2) = 0 AND(NOT([$podstawowe.$B2]=&quot;&quot;)))" style:apply-style-name="Table" style:base-cell-address="podstawowe.A2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2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mm"/>
      <style:map style:condition="is-true-formula(MOD(ROW([$podstawowe.$A2]);2) = 0 AND(NOT([$podstawowe.$B2]=&quot;&quot;)))" style:apply-style-name="Table" style:base-cell-address="podstawowe.A2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is-true-formula(MOD(ROW([$podstawowe.$A2]);2) = 0 AND(NOT([$podstawowe.$B2]=&quot;&quot;)))" style:apply-style-name="Table" style:base-cell-address="podstawowe.A2"/>
    </style:style>
    <style:style style:name="ce32" style:family="table-cell" style:parent-style-name="Default" style:data-style-name="N60">
      <style:map style:condition="is-true-formula(MOD(ROW([$podstawowe.$A2]);2) = 0 AND(NOT([$podstawowe.$B2]=&quot;&quot;)))" style:apply-style-name="Table" style:base-cell-address="podstawowe.A2"/>
    </style:style>
    <style:style style:name="ce26" style:family="table-cell" style:parent-style-name="Default">
      <style:map style:condition="is-true-formula(MOD(ROW([$podstawowe.$A2]);2) = 0 AND(NOT([$podstawowe.$B2]=&quot;&quot;)))" style:apply-style-name="Table" style:base-cell-address="podstawowe.A2"/>
    </style:style>
  </office:automatic-styles>
  <office:body>
    <office:spreadsheet>
      <table:calculation-settings table:automatic-find-labels="false"/>
      <table:table table:name="podstawowe" table:style-name="ta1">
        <table:table-column table:style-name="co1" table:default-cell-style-name="ce17"/>
        <table:table-column table:style-name="co1" table:default-cell-style-name="ce23"/>
        <table:table-column table:style-name="co2" table:default-cell-style-name="Default"/>
        <table:table-row table:style-name="ro1">
          <table:table-cell table:style-name="ce11" office:value-type="string" calcext:value-type="string" table:number-columns-spanned="3" table:number-rows-spanned="1">
            <text:p>USTAWIENIA</text:p>
          </table:table-cell>
          <table:covered-table-cell table:number-columns-repeated="2" table:style-name="ce18"/>
        </table:table-row>
        <table:table-row table:style-name="ro1">
          <table:table-cell table:style-name="ce3" office:value-type="string" calcext:value-type="string">
            <text:p>L. P.</text:p>
          </table:table-cell>
          <table:table-cell table:style-name="ce19" office:value-type="string" calcext:value-type="string">
            <text:p>Nazwa</text:p>
          </table:table-cell>
          <table:table-cell table:style-name="ce19" office:value-type="string" calcext:value-type="string">
            <text:p>Wartość</text:p>
          </table:table-cell>
        </table:table-row>
        <table:table-row table:style-name="ro1">
          <table:table-cell table:style-name="ce4" table:formula="of:=IF([.B3]=&quot;&quot;; &quot;&quot;; 1)" office:value-type="float" office:value="1" calcext:value-type="float">
            <text:p>1</text:p>
          </table:table-cell>
          <table:table-cell table:style-name="ce20" office:value-type="string" calcext:value-type="string">
            <text:p>Rok</text:p>
          </table:table-cell>
          <table:table-cell table:style-name="ce29" table:formula="of:=YEAR(TODAY())" office:value-type="float" office:value="2022" calcext:value-type="float">
            <text:p>2022</text:p>
          </table:table-cell>
        </table:table-row>
        <table:table-row table:style-name="ro1">
          <table:table-cell table:style-name="ce6" table:formula="of:=IF([.B4]=&quot;&quot;; &quot;&quot;; [.A3]+1)">
            <text:p/>
          </table:table-cell>
          <table:table-cell table:style-name="ce20"/>
          <table:table-cell table:style-name="ce24"/>
        </table:table-row>
        <table:table-row table:style-name="ro1">
          <table:table-cell table:style-name="ce7" table:formula="of:=IF([.B5]=&quot;&quot;; &quot;&quot;; [.A4]+1)">
            <text:p/>
          </table:table-cell>
          <table:table-cell table:style-name="ce22"/>
          <table:table-cell table:style-name="ce32"/>
        </table:table-row>
        <table:table-row table:style-name="ro1">
          <table:table-cell table:style-name="ce7" table:formula="of:=IF([.B6]=&quot;&quot;; &quot;&quot;; [.A5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7]=&quot;&quot;; &quot;&quot;; [.A6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8]=&quot;&quot;; &quot;&quot;; [.A7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9]=&quot;&quot;; &quot;&quot;; [.A8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10]=&quot;&quot;; &quot;&quot;; [.A9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11]=&quot;&quot;; &quot;&quot;; [.A10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12]=&quot;&quot;; &quot;&quot;; [.A11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13]=&quot;&quot;; &quot;&quot;; [.A12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14]=&quot;&quot;; &quot;&quot;; [.A13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15]=&quot;&quot;; &quot;&quot;; [.A14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16]=&quot;&quot;; &quot;&quot;; [.A15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17]=&quot;&quot;; &quot;&quot;; [.A16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18]=&quot;&quot;; &quot;&quot;; [.A17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19]=&quot;&quot;; &quot;&quot;; [.A18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20]=&quot;&quot;; &quot;&quot;; [.A19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21]=&quot;&quot;; &quot;&quot;; [.A20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22]=&quot;&quot;; &quot;&quot;; [.A21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23]=&quot;&quot;; &quot;&quot;; [.A22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24]=&quot;&quot;; &quot;&quot;; [.A23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25]=&quot;&quot;; &quot;&quot;; [.A24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26]=&quot;&quot;; &quot;&quot;; [.A25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27]=&quot;&quot;; &quot;&quot;; [.A26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28]=&quot;&quot;; &quot;&quot;; [.A27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29]=&quot;&quot;; &quot;&quot;; [.A28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30]=&quot;&quot;; &quot;&quot;; [.A29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31]=&quot;&quot;; &quot;&quot;; [.A30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32]=&quot;&quot;; &quot;&quot;; [.A31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33]=&quot;&quot;; &quot;&quot;; [.A32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34]=&quot;&quot;; &quot;&quot;; [.A33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35]=&quot;&quot;; &quot;&quot;; [.A34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36]=&quot;&quot;; &quot;&quot;; [.A35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37]=&quot;&quot;; &quot;&quot;; [.A36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38]=&quot;&quot;; &quot;&quot;; [.A37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39]=&quot;&quot;; &quot;&quot;; [.A38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40]=&quot;&quot;; &quot;&quot;; [.A39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41]=&quot;&quot;; &quot;&quot;; [.A40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42]=&quot;&quot;; &quot;&quot;; [.A41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43]=&quot;&quot;; &quot;&quot;; [.A42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44]=&quot;&quot;; &quot;&quot;; [.A43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45]=&quot;&quot;; &quot;&quot;; [.A44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46]=&quot;&quot;; &quot;&quot;; [.A45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47]=&quot;&quot;; &quot;&quot;; [.A46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48]=&quot;&quot;; &quot;&quot;; [.A47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49]=&quot;&quot;; &quot;&quot;; [.A48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50]=&quot;&quot;; &quot;&quot;; [.A49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51]=&quot;&quot;; &quot;&quot;; [.A50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52]=&quot;&quot;; &quot;&quot;; [.A51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53]=&quot;&quot;; &quot;&quot;; [.A52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54]=&quot;&quot;; &quot;&quot;; [.A53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55]=&quot;&quot;; &quot;&quot;; [.A54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56]=&quot;&quot;; &quot;&quot;; [.A55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57]=&quot;&quot;; &quot;&quot;; [.A56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58]=&quot;&quot;; &quot;&quot;; [.A57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59]=&quot;&quot;; &quot;&quot;; [.A58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60]=&quot;&quot;; &quot;&quot;; [.A59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61]=&quot;&quot;; &quot;&quot;; [.A60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62]=&quot;&quot;; &quot;&quot;; [.A61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63]=&quot;&quot;; &quot;&quot;; [.A62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64]=&quot;&quot;; &quot;&quot;; [.A63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65]=&quot;&quot;; &quot;&quot;; [.A64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66]=&quot;&quot;; &quot;&quot;; [.A65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67]=&quot;&quot;; &quot;&quot;; [.A66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68]=&quot;&quot;; &quot;&quot;; [.A67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69]=&quot;&quot;; &quot;&quot;; [.A68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70]=&quot;&quot;; &quot;&quot;; [.A69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71]=&quot;&quot;; &quot;&quot;; [.A70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72]=&quot;&quot;; &quot;&quot;; [.A71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73]=&quot;&quot;; &quot;&quot;; [.A72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74]=&quot;&quot;; &quot;&quot;; [.A73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75]=&quot;&quot;; &quot;&quot;; [.A74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76]=&quot;&quot;; &quot;&quot;; [.A75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77]=&quot;&quot;; &quot;&quot;; [.A76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78]=&quot;&quot;; &quot;&quot;; [.A77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79]=&quot;&quot;; &quot;&quot;; [.A78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80]=&quot;&quot;; &quot;&quot;; [.A79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81]=&quot;&quot;; &quot;&quot;; [.A80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82]=&quot;&quot;; &quot;&quot;; [.A81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83]=&quot;&quot;; &quot;&quot;; [.A82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84]=&quot;&quot;; &quot;&quot;; [.A83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85]=&quot;&quot;; &quot;&quot;; [.A84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86]=&quot;&quot;; &quot;&quot;; [.A85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87]=&quot;&quot;; &quot;&quot;; [.A86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88]=&quot;&quot;; &quot;&quot;; [.A87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89]=&quot;&quot;; &quot;&quot;; [.A88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90]=&quot;&quot;; &quot;&quot;; [.A89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91]=&quot;&quot;; &quot;&quot;; [.A90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92]=&quot;&quot;; &quot;&quot;; [.A91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93]=&quot;&quot;; &quot;&quot;; [.A92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94]=&quot;&quot;; &quot;&quot;; [.A93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95]=&quot;&quot;; &quot;&quot;; [.A94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96]=&quot;&quot;; &quot;&quot;; [.A95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97]=&quot;&quot;; &quot;&quot;; [.A96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98]=&quot;&quot;; &quot;&quot;; [.A97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99]=&quot;&quot;; &quot;&quot;; [.A98]+1)">
            <text:p/>
          </table:table-cell>
          <table:table-cell table:style-name="ce22"/>
          <table:table-cell table:style-name="ce26"/>
        </table:table-row>
        <table:table-row table:style-name="ro1">
          <table:table-cell table:style-name="ce7" table:formula="of:=IF([.B100]=&quot;&quot;; &quot;&quot;; [.A99]+1)">
            <text:p/>
          </table:table-cell>
          <table:table-cell table:style-name="ce22"/>
          <table:table-cell table:style-name="ce26"/>
        </table:table-row>
        <table:table-row table:style-name="ro1" table:number-rows-repeated="1048475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podstawowe.A2:podstawowe.C100">
            <calcext:condition calcext:apply-style-name="Table" calcext:value="formula-is(MOD(ROW([$podstawowe.$A2]);2) = 0 AND(NOT([$podstawowe.$B2]=&quot;&quot;)))" calcext:base-cell-address="podstawowe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adornments="Bold" style:font-family-generic="roman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pl" fo:country="PL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date-style style:name="N109">
      <number:day-of-week/>
      <number:text> </number:text>
      <number:day number:style="long"/>
      <number:text>.</number:text>
      <number:month number:style="long"/>
    </number:date-style>
    <number:date-style style:name="N136">
      <number:month number:calendar="jewish" number:style="long" number:textual="true"/>
      <number:text> </number:text>
      <number:year number:calendar="jewish" number:style="long"/>
    </number:date-style>
    <number:currency-style style:name="N13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35P0"/>
    </number:currency-style>
    <number:currency-style style:name="N13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3P0"/>
    </number:currency-style>
    <number:date-style style:name="N132">
      <number:day-of-week number:style="long"/>
      <number:text> </number:text>
    </number:date-style>
    <number:date-style style:name="N13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day number:calendar="jewish"/>
      <number:text> </number:text>
      <number:month number:calendar="jewish" number:style="long" number:textual="true"/>
    </number:date-style>
    <number:currency-style style:name="N12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2P0"/>
    </number:currency-style>
    <number:date-style style:name="N13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time-style style:name="N110">
      <number:hours number:style="long"/>
      <number:text>:</number:text>
      <number:minutes number:style="long"/>
      <number:text>,</number:text>
      <number:seconds number:style="long"/>
    </number:time-style>
    <number:date-style style:name="N111">
      <number:year number:style="long"/>
    </number:date-style>
    <number:currency-style style:name="N12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4P0"/>
    </number:currency-style>
    <number:date-style style:name="N112">
      <number:day/>
      <number:text>.</number:text>
      <number:month number:style="long"/>
    </number:date-style>
    <number:number-style style:name="N114P0" style:volatile="true">
      <number:number number:decimal-places="2" number:min-decimal-places="2" number:min-integer-digits="1" number:grouping="true"/>
      <number:text> </number:text>
    </number:number-style>
    <number:number-style style:name="N11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date-style style:name="N11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time-style style:name="N116" number:truncate-on-overflow="false">
      <number:hours number:style="long"/>
      <number:text>:</number:text>
      <number:minutes number:style="long"/>
    </number:time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decimal-places="1" number:min-integer-digits="1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oday" style:family="table-cell" style:parent-style-name="Default" style:data-style-name="N109">
      <style:table-cell-properties fo:background-color="#e8f2a1" style:diagonal-bl-tr="none" style:diagonal-tl-br="none"/>
      <style:text-properties style:font-name="Times New Roman" fo:font-family="'Times New Roman'" style:font-style-name="Bold" style:font-family-generic="roman" style:font-pitch="variable" fo:font-weight="bold"/>
    </style:style>
    <style:style style:name="Table" style:family="table-cell" style:parent-style-name="Default">
      <style:table-cell-properties fo:background-color="#dddddd" style:diagonal-bl-tr="none" style:diagonal-tl-br="none" fo:border="none"/>
    </style:style>
    <style:style style:name="TABLE-BORDER" style:family="table-cell" style:parent-style-name="Table">
      <style:table-cell-properties style:diagonal-bl-tr="none" style:diagonal-tl-br="none" fo:background-color="transparent" fo:border="0.06pt solid 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4.3.2$Linux_X86_64 LibreOffice_project/1048a8393ae2eeec98dff31b5c133c5f1d08b890</meta:generator>
    <meta:editing-cycles>0</meta:editing-cycles>
    <meta:editing-duration>P0D</meta:editing-duration>
    <meta:document-statistic meta:table-count="1" meta:cell-count="104" meta:object-count="0"/>
  </office:meta>
</office:document-meta>
</file>